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</style:style>
    <style:style style:name="T1" style:family="text">
      <style:text-properties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rdiczka O, Juan Liu, Price B, et al. Proactive insider threat detection through graph learning and psychological context. <text:span text:style-name="T1">spw</text:span>. 2012:142-149. <text:a xlink:type="simple" xlink:href="http://ieeexplore.ieee.org.libproxy.nau.edu/document/6227698" office:target-frame-name="_blank" xlink:show="new" text:style-name="Internet_20_link" text:visited-style-name="Visited_20_Internet_20_Link">http://ieeexplore.ieee.org.libproxy.nau.edu/document/6227698</text:a>. doi: 10.1109/SPW.2012.29.</text:p>
      <text:section text:style-name="Sect1" text:name="bib-output-html">
        <text:p text:style-name="P1">2. Rashid T, Agrafiotis I, Nurse J. A new take on detecting insider threats. <text:span text:style-name="T1">Proceedings of the 8th ACM CCS International Workshop on managing insider security threats</text:span>. Oct 28, 2016:47-56. <text:a xlink:type="simple" xlink:href="http://dl.acm.org.libproxy.nau.edu/citation.cfm?id=2995964" office:target-frame-name="_blank" xlink:show="new" text:style-name="Internet_20_link" text:visited-style-name="Visited_20_Internet_20_Link">http://dl.acm.org.libproxy.nau.edu/citation.cfm?id=2995964</text:a>. doi: 10.1145/2995959.2995964.</text:p>
        <text:p text:style-name="P1">3. Parveen P, Weger ZR, Thuraisingham B, Hamlen K, Khan L. Supervised learning for insider threat detection using stream mining. <text:span text:style-name="T1">ICTAI</text:span>. 2011:1032-1039. <text:a xlink:type="simple" xlink:href="http://ieeexplore.ieee.org.libproxy.nau.edu/document/6103467" office:target-frame-name="_blank" xlink:show="new" text:style-name="Internet_20_link" text:visited-style-name="Visited_20_Internet_20_Link">http://ieeexplore.ieee.org.libproxy.nau.edu/document/6103467</text:a>. doi: 10.1109/ICTAI.2011.176.</text:p>
        <text:p text:style-name="P1">4. Eldardiry H, Bart E, Juan Liu, Hanley J, Price B, Brdiczka O. Multi-domain information fusion for insider threat detection. <text:span text:style-name="T1">spw</text:span>. 2013:45-51. <text:a xlink:type="simple" xlink:href="http://ieeexplore.ieee.org.libproxy.nau.edu/document/6565228" office:target-frame-name="_blank" xlink:show="new" text:style-name="Internet_20_link" text:visited-style-name="Visited_20_Internet_20_Link">http://ieeexplore.ieee.org.libproxy.nau.edu/document/6565228</text:a>. doi: 10.1109/SPW.2013.14.</text:p>
        <text:p text:style-name="P1">5. Probst CW, Bishop M, Gollmann D, Hunker JA. <text:span text:style-name="T1">Insider threats in cyber security. </text:span>Vol 49. Boston: Springer Science+Business Media; 2010. http://lib.myilibrary.com.libproxy.nau.edu?ID=790801.</text:p>
        <text:p text:style-name="P1">6. Maybury M, Chase P, Cheikes B, et al. Analysis and detection of malicious insiders. . 2005. <text:a xlink:type="simple" xlink:href="http://www.dtic.mil/docs/citations/ADA456356" office:target-frame-name="_blank" xlink:show="new" text:style-name="Internet_20_link" text:visited-style-name="Visited_20_Internet_20_Link">http://www.dtic.mil/docs/citations/ADA456356</text:a>.</text:p>
        <text:p text:style-name="P1">7. Greengard S. Cybersecurity gets smart. <text:span text:style-name="T1">Communications of the ACM</text:span>. 2016;59(5):29-31. <text:a xlink:type="simple" xlink:href="http://dl.acm.org.libproxy.nau.edu/citation.cfm?id=2898969" office:target-frame-name="_blank" xlink:show="new" text:style-name="Internet_20_link" text:visited-style-name="Visited_20_Internet_20_Link">http://dl.acm.org.libproxy.nau.edu/citation.cfm?id=2898969</text:a>. doi: 10.1145/2898969.</text:p>
        <text:p text:style-name="P1">8. Rash W. 'Deep learning' technology sees through security software blind spots. <text:span text:style-name="T1">eWeek</text:span>. 2015:1.</text:p>
        <text:p text:style-name="P1">9. Preimesberger C. Eight tactics for circumventing insider security threats. <text:span text:style-name="T1">eWeek</text:span>. 2015:1.</text:p>
        <text:p text:style-name="P1">10. Hackers offering money to company insiders in return for confidential data. <text:span text:style-name="T1">The Hacker News</text:span>. </text:p>
        <text:p text:style-name="P1"><text:soft-page-break/>11. Sinno Jialin Pan, Qiang Yang. A survey on transfer learning. <text:span text:style-name="T1">TKDE</text:span>. 2010;22(10):1345-1359. <text:a xlink:type="simple" xlink:href="http://ieeexplore.ieee.org.libproxy.nau.edu/document/5288526" office:target-frame-name="_blank" xlink:show="new" text:style-name="Internet_20_link" text:visited-style-name="Visited_20_Internet_20_Link">http://ieeexplore.ieee.org.libproxy.nau.edu/document/5288526</text:a>. doi: 10.1109/TKDE.2009.191.</text:p>
        <text:p text:style-name="P1">12. Rick Dana Barlow. Grand theft data. <text:span text:style-name="T1">Health Management Technology</text:span>. 2014;35(2):8. <text:a xlink:type="simple" xlink:href="http://search.proquest.com.libproxy.nau.edu/docview/1542396962" office:target-frame-name="_blank" xlink:show="new" text:style-name="Internet_20_link" text:visited-style-name="Visited_20_Internet_20_Link">http://search.proquest.com.libproxy.nau.edu/docview/1542396962</text:a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4:53:05.364659576</meta:creation-date>
    <dc:date>2017-02-26T14:53:46.823392717</dc:date>
    <meta:editing-duration>PT43S</meta:editing-duration>
    <meta:editing-cycles>1</meta:editing-cycles>
    <meta:document-statistic meta:table-count="0" meta:image-count="0" meta:object-count="0" meta:page-count="2" meta:paragraph-count="12" meta:word-count="230" meta:character-count="2096" meta:non-whitespace-character-count="1877"/>
    <meta:generator>LibreOffice/5.2.2.2$Linux_X86_64 LibreOffice_project/20m0$Build-2</meta:generator>
  </office:meta>
</office:document-meta>
</file>